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198a2" style:font-weight-asian="bold" style:font-weight-complex="bold"/>
    </style:style>
    <style:style style:name="P3" style:family="paragraph" style:parent-style-name="Preformatted_20_Text">
      <style:text-properties fo:font-weight="bold" officeooo:paragraph-rsid="0014b787" style:font-weight-asian="bold" style:font-weight-complex="bold"/>
    </style:style>
    <style:style style:name="P4" style:family="paragraph" style:parent-style-name="Preformatted_20_Text">
      <style:text-properties fo:font-weight="bold" officeooo:paragraph-rsid="0021d155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text-properties officeooo:paragraph-rsid="0014b787"/>
    </style:style>
    <style:style style:name="P10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1" style:family="paragraph" style:parent-style-name="Preformatted_20_Text">
      <style:text-properties officeooo:paragraph-rsid="0028b8a0"/>
    </style:style>
    <style:style style:name="P12" style:family="paragraph" style:parent-style-name="Preformatted_20_Text">
      <style:text-properties officeooo:paragraph-rsid="00316c51"/>
    </style:style>
    <style:style style:name="P13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155" style:font-weight-asian="normal" style:font-weight-complex="normal"/>
    </style:style>
    <style:style style:name="T3" style:family="text">
      <style:text-properties fo:font-weight="normal" officeooo:rsid="0022e60a" style:font-weight-asian="normal" style:font-weight-complex="normal"/>
    </style:style>
    <style:style style:name="T4" style:family="text">
      <style:text-properties fo:font-weight="normal" officeooo:rsid="0028b8a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fb" style:font-weight-asian="bold" style:font-weight-complex="bold"/>
    </style:style>
    <style:style style:name="T7" style:family="text">
      <style:text-properties fo:font-weight="bold" officeooo:rsid="001e4b74" style:font-weight-asian="bold" style:font-weight-complex="bold"/>
    </style:style>
    <style:style style:name="T8" style:family="text">
      <style:text-properties fo:font-weight="bold" officeooo:rsid="0022e60a" style:font-weight-asian="bold" style:font-weight-complex="bold"/>
    </style:style>
    <style:style style:name="T9" style:family="text">
      <style:text-properties fo:font-weight="bold" officeooo:rsid="0028b8a0" style:font-weight-asian="bold" style:font-weight-complex="bold"/>
    </style:style>
    <style:style style:name="T10" style:family="text">
      <style:text-properties fo:font-weight="bold" officeooo:rsid="0029f66c" style:font-weight-asian="bold" style:font-weight-complex="bold"/>
    </style:style>
    <style:style style:name="T11" style:family="text">
      <style:text-properties fo:font-weight="bold" officeooo:rsid="002e77fd" style:font-weight-asian="bold" style:font-weight-complex="bold"/>
    </style:style>
    <style:style style:name="T12" style:family="text">
      <style:text-properties fo:font-weight="bold" officeooo:rsid="002eb5a0" style:font-weight-asian="bold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officeooo:rsid="001a69fb"/>
    </style:style>
    <style:style style:name="T16" style:family="text">
      <style:text-properties officeooo:rsid="001d3769"/>
    </style:style>
    <style:style style:name="T17" style:family="text">
      <style:text-properties officeooo:rsid="0021d155"/>
    </style:style>
    <style:style style:name="T18" style:family="text">
      <style:text-properties officeooo:rsid="0022e60a"/>
    </style:style>
    <style:style style:name="T19" style:family="text">
      <style:text-properties officeooo:rsid="0029f66c"/>
    </style:style>
    <style:style style:name="T20" style:family="text">
      <style:text-properties officeooo:rsid="002b749d"/>
    </style:style>
    <style:style style:name="T21" style:family="text">
      <style:text-properties officeooo:rsid="002eb5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Minivan Dvorak keymap</text:h>
      <text:p text:style-name="P8"><text:span text:style-name="T14">_LTR</text:span><text:span text:style-name="T13"> (LeTteRs, standard Dvorak) <text:s/></text:span><text:s text:c="3"/></text:p>
      <text:p text:style-name="P1">Esc <text:s text:c="5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Sht <text:s text:c="4"/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19">+_FUN</text:span></text:p>
      <text:p text:style-name="P5">------------------------------------------------------------------</text:p>
      <text:p text:style-name="P1">Left+LAlt Del+_ACC _NSY <text:s/>Enter+_MOV<text:span text:style-name="T1">|</text:span> Space _NSY <text:s text:c="2"/><text:span text:style-name="T21">LGUI</text:span> <text:s/>Right+_DRA</text:p>
      <text:p text:style-name="Preformatted_20_Text"/>
      <text:p text:style-name="P6"><text:span text:style-name="T5">_NSY</text:span> (Numbers and SYmbols)</text:p>
      <text:p text:style-name="Preformatted_20_Text"><text:span text:style-name="T5">BASE <text:s text:c="4"/>! <text:s text:c="4"/>@ <text:s text:c="4"/># <text:s text:c="4"/>$ <text:s text:c="4"/>% <text:s text:c="4"/></text:span><text:span text:style-name="T1">|</text:span><text:span text:style-name="T5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21">LGUI</text:span> <text:s text:c="4"/>Right+RAlt</text:p>
      <text:p text:style-name="Preformatted_20_Text"/>
      <text:p text:style-name="P8"><text:span text:style-name="T14">_FUN</text:span><text:span text:style-name="T13"> (F-keys, Layer access, Set BASE key direction)</text:span></text:p>
      <text:p text:style-name="P3">BASE: NUMS: FUN<text:span text:style-name="T16">&lt;</text:span> <text:s/>_MOV <text:s/>_RAR <text:s/>_REV <text:s/><text:span text:style-name="T1">|</text:span> ACCE: DRAW: xxx <text:s text:c="2"/>xxx <text:s text:c="2"/>xxx <text:s/>!<text:span text:style-name="T15">Descr</text:span></text:p>
      <text:p text:style-name="P3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3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9">---------------------------------------------------------</text:p>
      <text:p text:style-name="P3">LAlt <text:s/>LCtl&amp; <text:s text:c="2"/>LCtl&amp; <text:s text:c="2"/>LSft&amp; <text:span text:style-name="T1">|</text:span> +LCtl&amp;LSft <text:span text:style-name="T20">xxx <text:s/>LGUI</text:span> <text:s text:c="2"/>RAlt</text:p>
      <text:p text:style-name="P3"><text:s text:c="6"/>LSft <text:s text:c="3"/>LAlt <text:s text:c="3"/>LAlt <text:s/><text:span text:style-name="T1">|</text:span> &amp;LAlt <text:s text:c="10"/></text:p>
      <text:p text:style-name="P3"><text:s text:c="6"/>+xxx <text:s text:c="3"/>+xxx <text:s text:c="3"/>+xxx <text:s/><text:span text:style-name="T1">|</text:span> +xxx <text:s text:c="2"/></text:p>
      <text:p text:style-name="Preformatted_20_Text"/>
      <text:p text:style-name="P6"><text:span text:style-name="T5">_MOV</text:span> (MOVement, mouse movement on left hand)</text:p>
      <text:p text:style-name="Preformatted_20_Text"><text:span text:style-name="T5">BASE <text:s text:c="5"/>WLft <text:s/>WDn <text:s text:c="2"/>WUp <text:s text:c="2"/>WRht <text:s/>xxx <text:s text:c="2"/></text:span><text:span text:style-name="T1">|</text:span><text:span text:style-name="T5"> Btn3 <text:s/>PgUp <text:s/>Home <text:s/>End <text:s text:c="2"/>PgDn <text:s/>Bksp</text:span></text:p>
      <text:p text:style-name="P1">Tab+LCtl <text:s/>MLft <text:s/>MDn <text:s text:c="2"/>MUp <text:s text:c="2"/>MRht <text:s/>Btn1 <text:s/><text:span text:style-name="T1">|</text:span> Btn1 <text:s/>Left <text:s/>Up <text:s text:c="3"/>Down <text:s/>Right RCtl</text:p>
      <text:p text:style-name="P1"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---------------------------------------------------------</text:p>
      <text:p text:style-name="Preformatted_20_Text"><text:span text:style-name="T5">Left+LAlt Del <text:s text:c="2"/>Ent <text:s text:c="2"/>___ </text:span><text:span text:style-name="T1">|</text:span><text:span text:style-name="T5"> PgUp <text:s/>PgDn <text:s/></text:span><text:span text:style-name="T12">L</text:span><text:span text:style-name="T10">GUI</text:span><text:span text:style-name="T5"> <text:s text:c="2"/>Right+RAlt</text:span></text:p>
      <text:p text:style-name="Preformatted_20_Text"/>
      <text:p text:style-name="P6"><text:span text:style-name="T5">_RAR</text:span> (RARely used keys) (Only through _FUN layer)</text:p>
      <text:p text:style-name="P1">BASE <text:s/>xxx <text:s text:c="2"/><text:span text:style-name="T17">xxx <text:s text:c="2"/>xxx <text:s text:c="2"/>xxx <text:s text:c="2"/>xxx <text:s text:c="2"/></text:span><text:span text:style-name="T1">|</text:span> xxx <text:s text:c="2"/>Play <text:s/>Next <text:s/>Prev <text:s/>Stop <text:s/>NumL</text:p>
      <text:p text:style-name="P4">P <text:s text:c="4"/>Power Wake <text:s/>Sleep Pause ScrLk <text:span text:style-name="T2">|</text:span><text:span text:style-name="T17"> </text:span>PrtS <text:s/>xxx <text:s text:c="2"/>Vol+ <text:s/>Vol- <text:s/>Mute <text:s/>CapL</text:p>
      <text:p text:style-name="P1">Ü <text:s text:c="4"/>uLNX <text:s/>uBSD <text:s/>uOSX <text:s/>uWIN <text:s/>uWNC <text:span text:style-name="T1"><text:s/>|</text:span> xxx <text:s text:c="2"/>xxx <text:s text:c="2"/>xxx <text:s text:c="2"/>xxx <text:s text:c="2"/>xxx Insert</text:p>
      <text:p text:style-name="Preformatted_20_Text">--------------------------------------------------</text:p>
      <text:p text:style-name="Preformatted_20_Text"><text:span text:style-name="T7">MLed</text:span><text:span text:style-name="T5"> <text:s text:c="2"/></text:span><text:span text:style-name="T7">SLeds</text:span><text:span text:style-name="T5"> <text:s text:c="2"/>xxx <text:s text:c="2"/>xxx <text:s/></text:span><text:span text:style-name="T1">|</text:span><text:span text:style-name="T5"> xxx <text:s text:c="2"/>xxx <text:s text:c="2"/></text:span><text:span text:style-name="T11">xxx </text:span><text:span text:style-name="T5"><text:s text:c="3"/>App</text:span></text:p>
      <text:p text:style-name="P2"/>
      <text:p text:style-name="P7"><text:span text:style-name="T5">_REV</text:span> (REVerse hands) (Only through _FUN layer)</text:p>
      <text:p text:style-name="Preformatted_20_Text"><text:span text:style-name="T5">BASE <text:s text:c="4"/>PgDn <text:s/>End <text:s text:c="2"/>Home <text:s/>PgUp <text:s/>xxx <text:s text:c="2"/></text:span><text:span text:style-name="T1">|</text:span><text:span text:style-name="T5"> xxx <text:s text:c="2"/>xxx <text:s text:c="2"/>xxx <text:s text:c="2"/>xxx <text:s text:c="2"/>xxx <text:s text:c="2"/>Bspc</text:span></text:p>
      <text:p text:style-name="P1"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-----------------------------------------------------------</text:p>
      <text:p text:style-name="Preformatted_20_Text"><text:span text:style-name="T5">Left+LAlt Del <text:s text:c="2"/>PgDn <text:s text:c="4"/>PgUp </text:span><text:span text:style-name="T1">|</text:span><text:span text:style-name="T5"> . <text:s text:c="3"/>xxx <text:s text:c="2"/></text:span><text:span text:style-name="T12">L</text:span><text:span text:style-name="T10">GUI</text:span><text:span text:style-name="T5"> <text:s/>Right+</text:span><text:span text:style-name="T6">R</text:span><text:span text:style-name="T5">Alt</text:span></text:p>
      <text:p text:style-name="P1"/>
      <text:p text:style-name="P6"><text:span text:style-name="T5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5">LAlt <text:s/>___ <text:s/></text:span><text:span text:style-name="T12">R</text:span><text:span text:style-name="T5">GUI <text:s/>Ent <text:s/></text:span><text:span text:style-name="T1">|</text:span><text:span text:style-name="T5"> Spc <text:s text:c="2"/></text:span><text:span text:style-name="T10">xxx </text:span><text:span text:style-name="T5"><text:s text:c="2"/></text:span><text:span text:style-name="T12">L</text:span><text:span text:style-name="T10">GUI</text:span><text:span text:style-name="T5"> <text:s text:c="2"/>___</text:span></text:p>
      <text:p text:style-name="Preformatted_20_Text"/>
      <text:p text:style-name="P11"><text:span text:style-name="T8">BASE <text:s/>„“ <text:s text:c="3"/>” <text:s text:c="4"/>¤£ <text:s text:c="3"/>∅ ¢ <text:s text:c="2"/>±ƒ <text:s text:c="2"/></text:span><text:span text:style-name="T3"><text:s/>| ❦♥ </text:span><text:span text:style-name="T8"><text:s text:c="3"/>:</text:span><text:span text:style-name="T9">):( <text:s text:c="2"/>👍👎 <text:s text:c="2"/>⁽₍ <text:s text:c="3"/>⁾₎ <text:s/></text:span><text:span text:style-name="T4"><text:s/></text:span><text:span text:style-name="T9">Bspc</text:span><text:span text:style-name="T4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 <text:s text:c="4"/>」 <text:s text:c="4"/>°〇 <text:s text:c="2"/>•§ <text:s text:c="3"/><text:span text:style-name="T1">…·</text:span> <text:s text:c="3"/><text:span text:style-name="T1">|</text:span> ⮘⮙ <text:s text:c="3"/>⮚⮛ <text:s text:c="3"/>¿¡ <text:s text:c="3"/>《 <text:s text:c="4"/>》 <text:s text:c="3"/>RSft</text:p>
      <text:p text:style-name="P12">-----------------------------------------------</text:p>
      <text:p text:style-name="P12"><text:span text:style-name="T5">LAlt <text:s/>xxx <text:s/></text:span><text:span text:style-name="T12">R</text:span><text:span text:style-name="T10">GUI</text:span><text:span text:style-name="T5"> <text:s text:c="2"/>Ent <text:s/></text:span><text:span text:style-name="T1">|</text:span><text:span text:style-name="T5"> Spc <text:s text:c="2"/>xxx <text:s text:c="2"/></text:span><text:span text:style-name="T12">L</text:span><text:span text:style-name="T10">GUI</text:span><text:span text:style-name="T5"> <text:s text:c="2"/>___</text:span></text:p>
      <text:p text:style-name="P10">User reference. ⁽¹⁾<text:span text:style-name="T18">N</text:span>ot all Unicode characters <text:span text:style-name="T18">are </text:span>supported by this</text:p>
      <text:p text:style-name="P10"><text:s/>editor. <text:span text:style-name="T18">Ascii used in reference. Keymap has Unicode emoticons</text:span>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5T14:25:25.279883259</dc:date>
    <meta:editing-duration>PT2H37M8S</meta:editing-duration>
    <meta:editing-cycles>23</meta:editing-cycles>
    <meta:generator>LibreOffice/6.1.5.2$Linux_X86_64 LibreOffice_project/10$Build-2</meta:generator>
    <meta:print-date>2019-12-15T11:44:51.704474988</meta:print-date>
    <meta:document-statistic meta:table-count="0" meta:image-count="0" meta:object-count="0" meta:page-count="1" meta:paragraph-count="52" meta:word-count="486" meta:character-count="3204" meta:non-whitespace-character-count="2036"/>
  </office:meta>
</office:document-meta>
</file>